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5.53861111111111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4.14513888888889cm"/>
    </style:style>
    <style:style style:name="co5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_rad</text:p>
          </table:table-cell>
          <table:table-cell office:value-type="string" table:style-name="ce1">
            <text:p>p_app</text:p>
          </table:table-cell>
          <table:table-cell office:value-type="string" table:style-name="ce1">
            <text:p>t_out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.10899999999999999" table:style-name="ce1">
            <text:p>0.109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.10899999999999999" table:style-name="ce1">
            <text:p>0.109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.10899999999999999" table:style-name="ce1">
            <text:p>0.109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.10899999999999999" table:style-name="ce1">
            <text:p>0.109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.10200000000000001" table:style-name="ce1">
            <text:p>0.102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.10200000000000001" table:style-name="ce1">
            <text:p>0.102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.10200000000000001" table:style-name="ce1">
            <text:p>0.102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.10200000000000001" table:style-name="ce1">
            <text:p>0.102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.10399999999999998" table:style-name="ce1">
            <text:p>0.104</text:p>
          </table:table-cell>
          <table:table-cell office:value-type="float" office:value="-0.8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.10399999999999998" table:style-name="ce1">
            <text:p>0.104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.10399999999999998" table:style-name="ce1">
            <text:p>0.104</text:p>
          </table:table-cell>
          <table:table-cell office:value-type="float" office:value="-1.1299999999999999" table:style-name="ce3">
            <text:p>-1.1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.10399999999999998" table:style-name="ce1">
            <text:p>0.104</text:p>
          </table:table-cell>
          <table:table-cell office:value-type="float" office:value="-1.23" table:style-name="ce3">
            <text:p>-1.2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.42700000000000005" table:style-name="ce1">
            <text:p>0.427</text:p>
          </table:table-cell>
          <table:table-cell office:value-type="float" office:value="-1.3" table:style-name="ce3">
            <text:p>-1.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.42700000000000005" table:style-name="ce1">
            <text:p>0.427</text:p>
          </table:table-cell>
          <table:table-cell office:value-type="float" office:value="-1.3" table:style-name="ce3">
            <text:p>-1.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.42700000000000005" table:style-name="ce1">
            <text:p>0.427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.42700000000000005" table:style-name="ce1">
            <text:p>0.427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.7939999999999998" table:style-name="ce1">
            <text:p>1.794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1.7939999999999998" table:style-name="ce1">
            <text:p>1.794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1.7939999999999998" table:style-name="ce1">
            <text:p>1.794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2">
            <text:p>36</text:p>
          </table:table-cell>
          <table:table-cell office:value-type="float" office:value="1.7939999999999998" table:style-name="ce1">
            <text:p>1.794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2" table:style-name="ce2">
            <text:p>52</text:p>
          </table:table-cell>
          <table:table-cell office:value-type="float" office:value="1.18" table:style-name="ce1">
            <text:p>1.18</text:p>
          </table:table-cell>
          <table:table-cell office:value-type="float" office:value="-1.3" table:style-name="ce3">
            <text:p>-1.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7" table:style-name="ce2">
            <text:p>67</text:p>
          </table:table-cell>
          <table:table-cell office:value-type="float" office:value="1.18" table:style-name="ce1">
            <text:p>1.18</text:p>
          </table:table-cell>
          <table:table-cell office:value-type="float" office:value="-1.2" table:style-name="ce3">
            <text:p>-1.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6" table:style-name="ce2">
            <text:p>76</text:p>
          </table:table-cell>
          <table:table-cell office:value-type="float" office:value="1.18" table:style-name="ce1">
            <text:p>1.18</text:p>
          </table:table-cell>
          <table:table-cell office:value-type="float" office:value="-1.06" table:style-name="ce3">
            <text:p>-1.0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0" table:style-name="ce2">
            <text:p>70</text:p>
          </table:table-cell>
          <table:table-cell office:value-type="float" office:value="1.18" table:style-name="ce1">
            <text:p>1.18</text:p>
          </table:table-cell>
          <table:table-cell office:value-type="float" office:value="-0.96" table:style-name="ce3">
            <text:p>-0.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5" table:style-name="ce2">
            <text:p>105</text:p>
          </table:table-cell>
          <table:table-cell office:value-type="float" office:value="0.42200000000000004" table:style-name="ce1">
            <text:p>0.422</text:p>
          </table:table-cell>
          <table:table-cell office:value-type="float" office:value="-0.83" table:style-name="ce3">
            <text:p>-0.8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20" table:style-name="ce2">
            <text:p>120</text:p>
          </table:table-cell>
          <table:table-cell office:value-type="float" office:value="0.42200000000000004" table:style-name="ce1">
            <text:p>0.422</text:p>
          </table:table-cell>
          <table:table-cell office:value-type="float" office:value="-0.73" table:style-name="ce3">
            <text:p>-0.7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0" table:style-name="ce2">
            <text:p>130</text:p>
          </table:table-cell>
          <table:table-cell office:value-type="float" office:value="0.42200000000000004" table:style-name="ce1">
            <text:p>0.422</text:p>
          </table:table-cell>
          <table:table-cell office:value-type="float" office:value="-0.56000000000000005" table:style-name="ce3">
            <text:p>-0.5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8" table:style-name="ce2">
            <text:p>138</text:p>
          </table:table-cell>
          <table:table-cell office:value-type="float" office:value="0.42200000000000004" table:style-name="ce1">
            <text:p>0.422</text:p>
          </table:table-cell>
          <table:table-cell office:value-type="float" office:value="-0.46" table:style-name="ce3">
            <text:p>-0.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5" table:style-name="ce2">
            <text:p>145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-0.33" table:style-name="ce3">
            <text:p>-0.3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9" table:style-name="ce2">
            <text:p>149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-0.23" table:style-name="ce3">
            <text:p>-0.2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2" table:style-name="ce2">
            <text:p>152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-0.06" table:style-name="ce3">
            <text:p>-0.0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3" table:style-name="ce2">
            <text:p>153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0.03" table:style-name="ce3">
            <text:p>0.0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5" table:style-name="ce2">
            <text:p>145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10000000000000002" table:style-name="ce3">
            <text:p>0.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9" table:style-name="ce2">
            <text:p>109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0000000000000004" table:style-name="ce3">
            <text:p>0.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7" table:style-name="ce2">
            <text:p>107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0000000000000004" table:style-name="ce3">
            <text:p>0.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1" table:style-name="ce2">
            <text:p>13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3" table:style-name="ce3">
            <text:p>0.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0" table:style-name="ce2">
            <text:p>120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3" table:style-name="ce3">
            <text:p>0.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18" table:style-name="ce2">
            <text:p>118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3" table:style-name="ce3">
            <text:p>0.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07" table:style-name="ce2">
            <text:p>10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20000000000000004" table:style-name="ce3">
            <text:p>0.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5" table:style-name="ce2">
            <text:p>9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20000000000000004" table:style-name="ce3">
            <text:p>0.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0" table:style-name="ce2">
            <text:p>80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0.13" table:style-name="ce3">
            <text:p>0.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5" table:style-name="ce2">
            <text:p>65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0.03" table:style-name="ce3">
            <text:p>0.0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8" table:style-name="ce2">
            <text:p>48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0.13" table:style-name="ce3">
            <text:p>-0.1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0.23" table:style-name="ce3">
            <text:p>-0.2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" table:style-name="ce2">
            <text:p>12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-0.36" table:style-name="ce3">
            <text:p>-0.3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" table:style-name="ce2">
            <text:p>4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-0.46" table:style-name="ce3">
            <text:p>-0.4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2">
            <text:p>1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-0.63" table:style-name="ce3">
            <text:p>-0.6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-0.73" table:style-name="ce3">
            <text:p>-0.7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2">
            <text:p>0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" table:style-name="ce2">
            <text:p>0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" table:style-name="ce2">
            <text:p>0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-0.9" table:style-name="ce3">
            <text:p>-0.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" table:style-name="ce2">
            <text:p>0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-0.9" table:style-name="ce3">
            <text:p>-0.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" table:style-name="ce2">
            <text:p>0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" table:style-name="ce2">
            <text:p>0</text:p>
          </table:table-cell>
          <table:table-cell office:value-type="float" office:value="0.221" table:style-name="ce1">
            <text:p>0.221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2">
            <text:p>0</text:p>
          </table:table-cell>
          <table:table-cell office:value-type="float" office:value="0.221" table:style-name="ce1">
            <text:p>0.221</text:p>
          </table:table-cell>
          <table:table-cell office:value-type="float" office:value="-0.9" table:style-name="ce3">
            <text:p>-0.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0.221" table:style-name="ce1">
            <text:p>0.221</text:p>
          </table:table-cell>
          <table:table-cell office:value-type="float" office:value="-0.9" table:style-name="ce3">
            <text:p>-0.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0.221" table:style-name="ce1">
            <text:p>0.221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" table:style-name="ce2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-0.76" table:style-name="ce3">
            <text:p>-0.7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" table:style-name="ce2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" table:style-name="ce2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" table:style-name="ce2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-0.53" table:style-name="ce3">
            <text:p>-0.5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" table:style-name="ce2">
            <text:p>0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-0.43" table:style-name="ce3">
            <text:p>-0.4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" table:style-name="ce2">
            <text:p>0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-0.33" table:style-name="ce3">
            <text:p>-0.3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" table:style-name="ce2">
            <text:p>0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-0.23" table:style-name="ce3">
            <text:p>-0.2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-0.13" table:style-name="ce3">
            <text:p>-0.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" table:style-name="ce2">
            <text:p>0</text:p>
          </table:table-cell>
          <table:table-cell office:value-type="float" office:value="1.9059999999999997" table:style-name="ce1">
            <text:p>1.906</text:p>
          </table:table-cell>
          <table:table-cell office:value-type="float" office:value="-0.03" table:style-name="ce3">
            <text:p>-0.0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" table:style-name="ce2">
            <text:p>0</text:p>
          </table:table-cell>
          <table:table-cell office:value-type="float" office:value="1.9059999999999997" table:style-name="ce1">
            <text:p>1.906</text:p>
          </table:table-cell>
          <table:table-cell office:value-type="float" office:value="0.06" table:style-name="ce3">
            <text:p>0.0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" table:style-name="ce2">
            <text:p>0</text:p>
          </table:table-cell>
          <table:table-cell office:value-type="float" office:value="1.9059999999999997" table:style-name="ce1">
            <text:p>1.906</text:p>
          </table:table-cell>
          <table:table-cell office:value-type="float" office:value="0.23" table:style-name="ce3">
            <text:p>0.2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1.9059999999999997" table:style-name="ce1">
            <text:p>1.906</text:p>
          </table:table-cell>
          <table:table-cell office:value-type="float" office:value="0.33" table:style-name="ce3">
            <text:p>0.3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" table:style-name="ce2">
            <text:p>0</text:p>
          </table:table-cell>
          <table:table-cell office:value-type="float" office:value="1.1869999999999998" table:style-name="ce1">
            <text:p>1.187</text:p>
          </table:table-cell>
          <table:table-cell office:value-type="float" office:value="0.43" table:style-name="ce3">
            <text:p>0.4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" table:style-name="ce2">
            <text:p>0</text:p>
          </table:table-cell>
          <table:table-cell office:value-type="float" office:value="1.1869999999999998" table:style-name="ce1">
            <text:p>1.187</text:p>
          </table:table-cell>
          <table:table-cell office:value-type="float" office:value="0.5" table:style-name="ce3">
            <text:p>0.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" table:style-name="ce2">
            <text:p>0</text:p>
          </table:table-cell>
          <table:table-cell office:value-type="float" office:value="1.1869999999999998" table:style-name="ce1">
            <text:p>1.187</text:p>
          </table:table-cell>
          <table:table-cell office:value-type="float" office:value="0.6" table:style-name="ce3">
            <text:p>0.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" table:style-name="ce2">
            <text:p>0</text:p>
          </table:table-cell>
          <table:table-cell office:value-type="float" office:value="1.1869999999999998" table:style-name="ce1">
            <text:p>1.187</text:p>
          </table:table-cell>
          <table:table-cell office:value-type="float" office:value="0.66" table:style-name="ce3">
            <text:p>0.6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6" table:style-name="ce3">
            <text:p>0.7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6" table:style-name="ce3">
            <text:p>0.8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3">
            <text:p>0.9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06" table:style-name="ce3">
            <text:p>1.0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" table:style-name="ce2">
            <text:p>0</text:p>
          </table:table-cell>
          <table:table-cell office:value-type="float" office:value="0.873" table:style-name="ce1">
            <text:p>0.873</text:p>
          </table:table-cell>
          <table:table-cell office:value-type="float" office:value="1.1599999999999999" table:style-name="ce3">
            <text:p>1.1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" table:style-name="ce2">
            <text:p>0</text:p>
          </table:table-cell>
          <table:table-cell office:value-type="float" office:value="0.873" table:style-name="ce1">
            <text:p>0.873</text:p>
          </table:table-cell>
          <table:table-cell office:value-type="float" office:value="1.26" table:style-name="ce3">
            <text:p>1.2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" table:style-name="ce2">
            <text:p>0</text:p>
          </table:table-cell>
          <table:table-cell office:value-type="float" office:value="0.873" table:style-name="ce1">
            <text:p>0.873</text:p>
          </table:table-cell>
          <table:table-cell office:value-type="float" office:value="1.43" table:style-name="ce3">
            <text:p>1.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" table:style-name="ce2">
            <text:p>0</text:p>
          </table:table-cell>
          <table:table-cell office:value-type="float" office:value="0.873" table:style-name="ce1">
            <text:p>0.873</text:p>
          </table:table-cell>
          <table:table-cell office:value-type="float" office:value="1.53" table:style-name="ce3">
            <text:p>1.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" table:style-name="ce2">
            <text:p>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" table:style-name="ce2">
            <text:p>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" table:style-name="ce2">
            <text:p>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" table:style-name="ce2">
            <text:p>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" table:style-name="ce2">
            <text:p>0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" table:style-name="ce2">
            <text:p>0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" table:style-name="ce2">
            <text:p>0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" table:style-name="ce2">
            <text:p>0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" table:style-name="ce2">
            <text:p>0</text:p>
          </table:table-cell>
          <table:table-cell office:value-type="float" office:value="0.10899999999999999" table:style-name="ce1">
            <text:p>0.109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" table:style-name="ce2">
            <text:p>0</text:p>
          </table:table-cell>
          <table:table-cell office:value-type="float" office:value="0.10899999999999999" table:style-name="ce1">
            <text:p>0.109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" table:style-name="ce2">
            <text:p>0</text:p>
          </table:table-cell>
          <table:table-cell office:value-type="float" office:value="0.10899999999999999" table:style-name="ce1">
            <text:p>0.109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" table:style-name="ce2">
            <text:p>0</text:p>
          </table:table-cell>
          <table:table-cell office:value-type="float" office:value="0.10899999999999999" table:style-name="ce1">
            <text:p>0.109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2">
            <text:p>0</text:p>
          </table:table-cell>
          <table:table-cell office:value-type="float" office:value="0.10200000000000001" table:style-name="ce1">
            <text:p>0.102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2">
            <text:p>0</text:p>
          </table:table-cell>
          <table:table-cell office:value-type="float" office:value="0.10200000000000001" table:style-name="ce1">
            <text:p>0.102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" table:style-name="ce2">
            <text:p>0</text:p>
          </table:table-cell>
          <table:table-cell office:value-type="float" office:value="0.10200000000000001" table:style-name="ce1">
            <text:p>0.102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2">
            <text:p>0</text:p>
          </table:table-cell>
          <table:table-cell office:value-type="float" office:value="0.10200000000000001" table:style-name="ce1">
            <text:p>0.102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2">
            <text:p>0</text:p>
          </table:table-cell>
          <table:table-cell office:value-type="float" office:value="0.10399999999999998" table:style-name="ce1">
            <text:p>0.104</text:p>
          </table:table-cell>
          <table:table-cell office:value-type="float" office:value="-0.8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" table:style-name="ce2">
            <text:p>0</text:p>
          </table:table-cell>
          <table:table-cell office:value-type="float" office:value="0.10399999999999998" table:style-name="ce1">
            <text:p>0.104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2">
            <text:p>0</text:p>
          </table:table-cell>
          <table:table-cell office:value-type="float" office:value="0.10399999999999998" table:style-name="ce1">
            <text:p>0.104</text:p>
          </table:table-cell>
          <table:table-cell office:value-type="float" office:value="-1.1299999999999999" table:style-name="ce3">
            <text:p>-1.1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2">
            <text:p>0</text:p>
          </table:table-cell>
          <table:table-cell office:value-type="float" office:value="0.10399999999999998" table:style-name="ce1">
            <text:p>0.104</text:p>
          </table:table-cell>
          <table:table-cell office:value-type="float" office:value="-1.23" table:style-name="ce3">
            <text:p>-1.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2">
            <text:p>0</text:p>
          </table:table-cell>
          <table:table-cell office:value-type="float" office:value="0.42700000000000005" table:style-name="ce1">
            <text:p>0.427</text:p>
          </table:table-cell>
          <table:table-cell office:value-type="float" office:value="-1.3" table:style-name="ce3">
            <text:p>-1.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2">
            <text:p>0</text:p>
          </table:table-cell>
          <table:table-cell office:value-type="float" office:value="0.42700000000000005" table:style-name="ce1">
            <text:p>0.427</text:p>
          </table:table-cell>
          <table:table-cell office:value-type="float" office:value="-1.3" table:style-name="ce3">
            <text:p>-1.3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2">
            <text:p>0</text:p>
          </table:table-cell>
          <table:table-cell office:value-type="float" office:value="0.42700000000000005" table:style-name="ce1">
            <text:p>0.427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" table:style-name="ce2">
            <text:p>0</text:p>
          </table:table-cell>
          <table:table-cell office:value-type="float" office:value="0.42700000000000005" table:style-name="ce1">
            <text:p>0.427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2">
            <text:p>1</text:p>
          </table:table-cell>
          <table:table-cell office:value-type="float" office:value="1.7939999999999998" table:style-name="ce1">
            <text:p>1.794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8" table:style-name="ce2">
            <text:p>8</text:p>
          </table:table-cell>
          <table:table-cell office:value-type="float" office:value="1.7939999999999998" table:style-name="ce1">
            <text:p>1.794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1" table:style-name="ce2">
            <text:p>21</text:p>
          </table:table-cell>
          <table:table-cell office:value-type="float" office:value="1.7939999999999998" table:style-name="ce1">
            <text:p>1.794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6" table:style-name="ce2">
            <text:p>36</text:p>
          </table:table-cell>
          <table:table-cell office:value-type="float" office:value="1.7939999999999998" table:style-name="ce1">
            <text:p>1.794</text:p>
          </table:table-cell>
          <table:table-cell office:value-type="float" office:value="-1.3999999999999997" table:style-name="ce3">
            <text:p>-1.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2" table:style-name="ce2">
            <text:p>52</text:p>
          </table:table-cell>
          <table:table-cell office:value-type="float" office:value="1.18" table:style-name="ce1">
            <text:p>1.18</text:p>
          </table:table-cell>
          <table:table-cell office:value-type="float" office:value="-1.3" table:style-name="ce3">
            <text:p>-1.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7" table:style-name="ce2">
            <text:p>67</text:p>
          </table:table-cell>
          <table:table-cell office:value-type="float" office:value="1.18" table:style-name="ce1">
            <text:p>1.18</text:p>
          </table:table-cell>
          <table:table-cell office:value-type="float" office:value="-1.2" table:style-name="ce3">
            <text:p>-1.2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76" table:style-name="ce2">
            <text:p>76</text:p>
          </table:table-cell>
          <table:table-cell office:value-type="float" office:value="1.18" table:style-name="ce1">
            <text:p>1.18</text:p>
          </table:table-cell>
          <table:table-cell office:value-type="float" office:value="-1.06" table:style-name="ce3">
            <text:p>-1.0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70" table:style-name="ce2">
            <text:p>70</text:p>
          </table:table-cell>
          <table:table-cell office:value-type="float" office:value="1.18" table:style-name="ce1">
            <text:p>1.18</text:p>
          </table:table-cell>
          <table:table-cell office:value-type="float" office:value="-0.96" table:style-name="ce3">
            <text:p>-0.9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05" table:style-name="ce2">
            <text:p>105</text:p>
          </table:table-cell>
          <table:table-cell office:value-type="float" office:value="0.42200000000000004" table:style-name="ce1">
            <text:p>0.422</text:p>
          </table:table-cell>
          <table:table-cell office:value-type="float" office:value="-0.83" table:style-name="ce3">
            <text:p>-0.8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20" table:style-name="ce2">
            <text:p>120</text:p>
          </table:table-cell>
          <table:table-cell office:value-type="float" office:value="0.42200000000000004" table:style-name="ce1">
            <text:p>0.422</text:p>
          </table:table-cell>
          <table:table-cell office:value-type="float" office:value="-0.73" table:style-name="ce3">
            <text:p>-0.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0" table:style-name="ce2">
            <text:p>130</text:p>
          </table:table-cell>
          <table:table-cell office:value-type="float" office:value="0.42200000000000004" table:style-name="ce1">
            <text:p>0.422</text:p>
          </table:table-cell>
          <table:table-cell office:value-type="float" office:value="-0.56000000000000005" table:style-name="ce3">
            <text:p>-0.56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38" table:style-name="ce2">
            <text:p>138</text:p>
          </table:table-cell>
          <table:table-cell office:value-type="float" office:value="0.42200000000000004" table:style-name="ce1">
            <text:p>0.422</text:p>
          </table:table-cell>
          <table:table-cell office:value-type="float" office:value="-0.46" table:style-name="ce3">
            <text:p>-0.4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45" table:style-name="ce2">
            <text:p>145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-0.33" table:style-name="ce3">
            <text:p>-0.3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9" table:style-name="ce2">
            <text:p>149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-0.23" table:style-name="ce3">
            <text:p>-0.2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52" table:style-name="ce2">
            <text:p>152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-0.06" table:style-name="ce3">
            <text:p>-0.0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53" table:style-name="ce2">
            <text:p>153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0.03" table:style-name="ce3">
            <text:p>0.0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45" table:style-name="ce2">
            <text:p>145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10000000000000002" table:style-name="ce3">
            <text:p>0.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09" table:style-name="ce2">
            <text:p>109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0000000000000004" table:style-name="ce3">
            <text:p>0.2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07" table:style-name="ce2">
            <text:p>107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0000000000000004" table:style-name="ce3">
            <text:p>0.2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31" table:style-name="ce2">
            <text:p>13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3" table:style-name="ce3">
            <text:p>0.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20" table:style-name="ce2">
            <text:p>120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3" table:style-name="ce3">
            <text:p>0.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18" table:style-name="ce2">
            <text:p>118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3" table:style-name="ce3">
            <text:p>0.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07" table:style-name="ce2">
            <text:p>10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20000000000000004" table:style-name="ce3">
            <text:p>0.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5" table:style-name="ce2">
            <text:p>9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20000000000000004" table:style-name="ce3">
            <text:p>0.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80" table:style-name="ce2">
            <text:p>80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0.13" table:style-name="ce3">
            <text:p>0.1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5" table:style-name="ce2">
            <text:p>65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0.03" table:style-name="ce3">
            <text:p>0.0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48" table:style-name="ce2">
            <text:p>48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0.13" table:style-name="ce3">
            <text:p>-0.1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3" table:style-name="ce2">
            <text:p>23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-0.23" table:style-name="ce3">
            <text:p>-0.2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2" table:style-name="ce2">
            <text:p>12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-0.36" table:style-name="ce3">
            <text:p>-0.3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" table:style-name="ce2">
            <text:p>4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-0.46" table:style-name="ce3">
            <text:p>-0.4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2">
            <text:p>1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-0.63" table:style-name="ce3">
            <text:p>-0.6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" table:style-name="ce2">
            <text:p>0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-0.73" table:style-name="ce3">
            <text:p>-0.7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" table:style-name="ce2">
            <text:p>0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" table:style-name="ce2">
            <text:p>0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2">
            <text:p>0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" table:style-name="ce2">
            <text:p>0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" table:style-name="ce2">
            <text:p>0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" table:style-name="ce2">
            <text:p>0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-0.9" table:style-name="ce3">
            <text:p>-0.9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" table:style-name="ce2">
            <text:p>0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-0.9" table:style-name="ce3">
            <text:p>-0.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2">
            <text:p>0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2">
            <text:p>0</text:p>
          </table:table-cell>
          <table:table-cell office:value-type="float" office:value="0.221" table:style-name="ce1">
            <text:p>0.221</text:p>
          </table:table-cell>
          <table:table-cell office:value-type="float" office:value="-1" table:style-name="ce3">
            <text:p>-1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2">
            <text:p>0</text:p>
          </table:table-cell>
          <table:table-cell office:value-type="float" office:value="0.221" table:style-name="ce1">
            <text:p>0.221</text:p>
          </table:table-cell>
          <table:table-cell office:value-type="float" office:value="-0.9" table:style-name="ce3">
            <text:p>-0.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" table:style-name="ce2">
            <text:p>0</text:p>
          </table:table-cell>
          <table:table-cell office:value-type="float" office:value="0.221" table:style-name="ce1">
            <text:p>0.221</text:p>
          </table:table-cell>
          <table:table-cell office:value-type="float" office:value="-0.9" table:style-name="ce3">
            <text:p>-0.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" table:style-name="ce2">
            <text:p>0</text:p>
          </table:table-cell>
          <table:table-cell office:value-type="float" office:value="0.221" table:style-name="ce1">
            <text:p>0.221</text:p>
          </table:table-cell>
          <table:table-cell office:value-type="float" office:value="-0.80000000000000016" table:style-name="ce3">
            <text:p>-0.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2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-0.76" table:style-name="ce3">
            <text:p>-0.7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" table:style-name="ce2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-0.69999999999999984" table:style-name="ce3">
            <text:p>-0.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2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-0.6" table:style-name="ce3">
            <text:p>-0.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" table:style-name="ce2">
            <text:p>0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-0.53" table:style-name="ce3">
            <text:p>-0.5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" table:style-name="ce2">
            <text:p>0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-0.43" table:style-name="ce3">
            <text:p>-0.4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" table:style-name="ce2">
            <text:p>0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-0.33" table:style-name="ce3">
            <text:p>-0.3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" table:style-name="ce2">
            <text:p>0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-0.23" table:style-name="ce3">
            <text:p>-0.2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" table:style-name="ce2">
            <text:p>0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-0.13" table:style-name="ce3">
            <text:p>-0.1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2">
            <text:p>0</text:p>
          </table:table-cell>
          <table:table-cell office:value-type="float" office:value="1.9059999999999997" table:style-name="ce1">
            <text:p>1.906</text:p>
          </table:table-cell>
          <table:table-cell office:value-type="float" office:value="-0.03" table:style-name="ce3">
            <text:p>-0.0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" table:style-name="ce2">
            <text:p>0</text:p>
          </table:table-cell>
          <table:table-cell office:value-type="float" office:value="1.9059999999999997" table:style-name="ce1">
            <text:p>1.906</text:p>
          </table:table-cell>
          <table:table-cell office:value-type="float" office:value="0.06" table:style-name="ce3">
            <text:p>0.0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2">
            <text:p>0</text:p>
          </table:table-cell>
          <table:table-cell office:value-type="float" office:value="1.9059999999999997" table:style-name="ce1">
            <text:p>1.906</text:p>
          </table:table-cell>
          <table:table-cell office:value-type="float" office:value="0.23" table:style-name="ce3">
            <text:p>0.2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" table:style-name="ce2">
            <text:p>0</text:p>
          </table:table-cell>
          <table:table-cell office:value-type="float" office:value="1.9059999999999997" table:style-name="ce1">
            <text:p>1.906</text:p>
          </table:table-cell>
          <table:table-cell office:value-type="float" office:value="0.33" table:style-name="ce3">
            <text:p>0.3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" table:style-name="ce2">
            <text:p>0</text:p>
          </table:table-cell>
          <table:table-cell office:value-type="float" office:value="1.1869999999999998" table:style-name="ce1">
            <text:p>1.187</text:p>
          </table:table-cell>
          <table:table-cell office:value-type="float" office:value="0.43" table:style-name="ce3">
            <text:p>0.4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2">
            <text:p>0</text:p>
          </table:table-cell>
          <table:table-cell office:value-type="float" office:value="1.1869999999999998" table:style-name="ce1">
            <text:p>1.187</text:p>
          </table:table-cell>
          <table:table-cell office:value-type="float" office:value="0.5" table:style-name="ce3">
            <text:p>0.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0" table:style-name="ce2">
            <text:p>0</text:p>
          </table:table-cell>
          <table:table-cell office:value-type="float" office:value="1.1869999999999998" table:style-name="ce1">
            <text:p>1.187</text:p>
          </table:table-cell>
          <table:table-cell office:value-type="float" office:value="0.6" table:style-name="ce3">
            <text:p>0.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0" table:style-name="ce2">
            <text:p>0</text:p>
          </table:table-cell>
          <table:table-cell office:value-type="float" office:value="1.1869999999999998" table:style-name="ce1">
            <text:p>1.187</text:p>
          </table:table-cell>
          <table:table-cell office:value-type="float" office:value="0.66" table:style-name="ce3">
            <text:p>0.6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6" table:style-name="ce3">
            <text:p>0.7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6" table:style-name="ce3">
            <text:p>0.8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3">
            <text:p>0.9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06" table:style-name="ce3">
            <text:p>1.0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2">
            <text:p>0</text:p>
          </table:table-cell>
          <table:table-cell office:value-type="float" office:value="0.873" table:style-name="ce1">
            <text:p>0.873</text:p>
          </table:table-cell>
          <table:table-cell office:value-type="float" office:value="1.1599999999999999" table:style-name="ce3">
            <text:p>1.16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0" table:style-name="ce2">
            <text:p>0</text:p>
          </table:table-cell>
          <table:table-cell office:value-type="float" office:value="0.873" table:style-name="ce1">
            <text:p>0.873</text:p>
          </table:table-cell>
          <table:table-cell office:value-type="float" office:value="1.26" table:style-name="ce3">
            <text:p>1.2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2">
            <text:p>0</text:p>
          </table:table-cell>
          <table:table-cell office:value-type="float" office:value="0.873" table:style-name="ce1">
            <text:p>0.873</text:p>
          </table:table-cell>
          <table:table-cell office:value-type="float" office:value="1.43" table:style-name="ce3">
            <text:p>1.4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" table:style-name="ce2">
            <text:p>0</text:p>
          </table:table-cell>
          <table:table-cell office:value-type="float" office:value="0.873" table:style-name="ce1">
            <text:p>0.873</text:p>
          </table:table-cell>
          <table:table-cell office:value-type="float" office:value="1.53" table:style-name="ce3">
            <text:p>1.53</text:p>
          </table:table-cell>
          <table:table-cell table:number-columns-repeated="16380"/>
        </table:table-row>
        <table:table-row table:number-rows-repeated="15" table:style-name="ro1">
          <table:table-cell table:style-name="ce1"/>
          <table:table-cell table:style-name="ce2"/>
          <table:table-cell table:style-name="ce1"/>
          <table:table-cell table:style-name="ce3"/>
          <table:table-cell table:number-columns-repeated="16380"/>
        </table:table-row>
        <table:table-row table:number-rows-repeated="81" table:style-name="ro1">
          <table:table-cell/>
          <table:table-cell table:style-name="ce2"/>
          <table:table-cell table:style-name="ce1"/>
          <table:table-cell table:style-name="ce3"/>
          <table:table-cell table:number-columns-repeated="16380"/>
        </table:table-row>
        <table:table-row table:number-rows-repeated="15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137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71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Administrator</dc:creator>
    <meta:creation-date>2021-11-30T16:24:08Z</meta:creation-date>
    <dc:date>2022-09-15T10:16:01Z</dc:date>
    <meta:editing-cycles>1</meta:editing-cycles>
    <meta:editing-duration>PT293S</meta:editing-duration>
  </office:meta>
</office:document-meta>
</file>